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012924A088C3A141.png" manifest:media-type="image/png"/>
  <manifest:file-entry manifest:full-path="Pictures/100000010000062200000384F63EAF026892B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362in" svg:width="6.9252in" svg:height="3.9693in" draw:z-index="0"><draw:image xlink:href="Pictures/100000010000062200000384F63EAF026892BBBC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in" svg:y="0.1146in" svg:width="6.9252in" svg:height="3.9693in" draw:z-index="1"><draw:image xlink:href="Pictures/100000010000062200000384012924A088C3A1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9:23:24.309324488</meta:creation-date>
    <dc:date>2023-10-25T09:25:46.864619340</dc:date>
    <meta:editing-duration>PT2M23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